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cc" draw:textarea-horizontal-align="justify" draw:textarea-vertical-align="middle" draw:auto-grow-height="false" fo:min-height="4.35cm" fo:min-width="4.1cm"/>
    </style:style>
    <style:style style:name="gr3" style:family="graphic" style:parent-style-name="standard">
      <style:graphic-properties draw:textarea-horizontal-align="justify" draw:textarea-vertical-align="middle" draw:auto-grow-height="false" fo:min-height="4.35cm" fo:min-width="4.1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4.35cm" fo:min-width="4.1cm"/>
    </style:style>
    <style:style style:name="gr5" style:family="graphic" style:parent-style-name="standard">
      <style:graphic-properties draw:fill-color="#330099" draw:textarea-horizontal-align="justify" draw:textarea-vertical-align="middle" draw:auto-grow-height="false" fo:min-height="4.35cm" fo:min-width="4.1cm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4.35cm" fo:min-width="4.1cm"/>
    </style:style>
    <style:style style:name="gr8" style:family="graphic" style:parent-style-name="standard">
      <style:graphic-properties draw:fill-color="#ff33ff" draw:textarea-horizontal-align="justify" draw:textarea-vertical-align="middle" draw:auto-grow-height="false" fo:min-height="4.35cm" fo:min-width="4.1cm"/>
    </style:style>
    <style:style style:name="gr9" style:family="graphic" style:parent-style-name="standard">
      <style:graphic-properties draw:fill-color="#990066" draw:textarea-horizontal-align="justify" draw:textarea-vertical-align="middle" draw:auto-grow-height="false" fo:min-height="4.35cm" fo:min-width="4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00cc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loext:graphic-properties draw:fill-color="#330099"/>
      <style:paragraph-properties fo:text-align="center"/>
    </style:style>
    <style:style style:name="P6" style:family="paragraph">
      <loext:graphic-properties draw:fill-color="#ff99ff"/>
      <style:paragraph-properties fo:text-align="center"/>
    </style:style>
    <style:style style:name="P7" style:family="paragraph">
      <loext:graphic-properties draw:fill-color="#ff33ff"/>
      <style:paragraph-properties fo:text-align="center"/>
    </style:style>
    <style:style style:name="P8" style:family="paragraph">
      <loext:graphic-properties draw:fill-color="#990066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edicting Churn Using Hidden Markov Models</text:p>
            <text:p/>
            <text:p/>
            <text:p>Jake Coltm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ich clients are a churn risk?</text:p>
                <text:p/>
              </text:list-item>
              <text:list-item>
                <text:p>Did our changes make users more engaged?</text:p>
                <text:p/>
              </text:list-item>
              <text:list-item>
                <text:p>Are clients staying engaged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Markov Chain</text:p>
          </draw:text-box>
        </draw:frame>
        <draw:custom-shape draw:style-name="gr2" draw:text-style-name="P3" draw:layer="layout" svg:width="4.6cm" svg:height="4.6cm" svg:x="2.3cm" svg:y="7cm">
          <text:p text:style-name="P2">LOW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4.6cm" svg:x="11.7cm" svg:y="7cm">
          <text:p text:style-name="P2">MEDIU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4.6cm" svg:x="21.1cm" svg:y="7cm">
          <text:p text:style-name="P2">HIGH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6cm" svg:height="4.6cm" svg:x="2.3cm" svg:y="15cm">
          <text:p text:style-name="P2">CHURNE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9cm" svg:y1="10.6cm" svg:x2="11.7cm" svg:y2="10.6cm">
          <text:p/>
        </draw:line>
        <draw:line draw:style-name="gr6" draw:text-style-name="P2" draw:layer="layout" svg:x1="11.7cm" svg:y1="8cm" svg:x2="6.9cm" svg:y2="8cm">
          <text:p/>
        </draw:line>
        <draw:line draw:style-name="gr6" draw:text-style-name="P2" draw:layer="layout" svg:x1="16.3cm" svg:y1="10.6cm" svg:x2="21.1cm" svg:y2="10.6cm">
          <text:p/>
        </draw:line>
        <draw:line draw:style-name="gr6" draw:text-style-name="P2" draw:layer="layout" svg:x1="21.1cm" svg:y1="8cm" svg:x2="16.3cm" svg:y2="8cm">
          <text:p/>
        </draw:line>
        <draw:line draw:style-name="gr6" draw:text-style-name="P2" draw:layer="layout" svg:x1="3.5cm" svg:y1="11.6cm" svg:x2="3.5cm" svg:y2="1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 presentation:user-transformed="true">
          <draw:text-box>
            <text:p>Hidden Markov Chain</text:p>
          </draw:text-box>
        </draw:frame>
        <draw:custom-shape draw:style-name="gr4" draw:text-style-name="P4" draw:layer="layout" svg:width="4.6cm" svg:height="4.6cm" svg:x="1.3cm" svg:y="6.2cm">
          <text:p text:style-name="P2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4.6cm" svg:x="11.751cm" svg:y="6.2cm">
          <text:p text:style-name="P2">MEDI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6cm" svg:height="4.6cm" svg:x="6.526cm" svg:y="6.2cm">
          <text:p text:style-name="P2">MEDIU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6cm" svg:height="4.6cm" svg:x="16.977cm" svg:y="6.2cm">
          <text:p text:style-name="P2">CHUR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.6cm" svg:height="4.6cm" svg:x="1.323cm" svg:y="13.2cm">
          <text:p text:style-name="P2">5 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6cm" svg:height="4.6cm" svg:x="11.774cm" svg:y="13.2cm">
          <text:p text:style-name="P2">4 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6cm" svg:height="4.6cm" svg:x="6.549cm" svg:y="13.2cm">
          <text:p text:style-name="P2">2 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6cm" svg:height="4.6cm" svg:x="17cm" svg:y="13.2cm">
          <text:p text:style-name="P2">0 Log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9" draw:layer="layout" svg:x1="3.6cm" svg:y1="10.8cm" svg:x2="3.6cm" svg:y2="13.2cm">
          <text:p/>
        </draw:line>
        <draw:line draw:style-name="gr10" draw:text-style-name="P9" draw:layer="layout" svg:x1="8.9cm" svg:y1="10.8cm" svg:x2="8.9cm" svg:y2="13.2cm">
          <text:p/>
        </draw:line>
        <draw:line draw:style-name="gr10" draw:text-style-name="P9" draw:layer="layout" svg:x1="14.1cm" svg:y1="10.8cm" svg:x2="14.1cm" svg:y2="13.2cm">
          <text:p/>
        </draw:line>
        <draw:line draw:style-name="gr10" draw:text-style-name="P9" draw:layer="layout" svg:x1="19.3cm" svg:y1="10.8cm" svg:x2="19.3cm" svg:y2="13.2cm">
          <text:p/>
        </draw:line>
        <draw:line draw:style-name="gr10" draw:text-style-name="P9" draw:layer="layout" svg:x1="5.9cm" svg:y1="8.6cm" svg:x2="6.526cm" svg:y2="8.6cm">
          <text:p/>
        </draw:line>
        <draw:line draw:style-name="gr10" draw:text-style-name="P9" draw:layer="layout" svg:x1="11.2cm" svg:y1="8.6cm" svg:x2="11.826cm" svg:y2="8.6cm">
          <text:p/>
        </draw:line>
        <draw:line draw:style-name="gr10" draw:text-style-name="P9" draw:layer="layout" svg:x1="16.5cm" svg:y1="8.6cm" svg:x2="17.126cm" svg:y2="8.6cm">
          <text:p/>
        </draw:line>
        <draw:line draw:style-name="gr10" draw:text-style-name="P9" draw:layer="layout" svg:x1="21.6cm" svg:y1="8.6cm" svg:x2="23.8cm" svg:y2="8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5T13:51:59.537825539</meta:creation-date>
    <dc:date>2016-09-06T17:48:11.677542794</dc:date>
    <meta:editing-duration>PT21H11M25S</meta:editing-duration>
    <meta:editing-cycles>6</meta:editing-cycles>
    <meta:generator>LibreOffice/5.1.4.2$Linux_X86_64 LibreOffice_project/10m0$Build-2</meta:generator>
    <meta:document-statistic meta:object-count="59"/>
  </office:meta>
</office:document-meta>
</file>